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B15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officeooo:paragraph-rsid="0021a516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e2" officeooo:paragraph-rsid="0035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f37" officeooo:paragraph-rsid="0036c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e73" officeooo:paragraph-rsid="00419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338" officeooo:paragraph-rsid="0042d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afa1" officeooo:paragraph-rsid="0044a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c" officeooo:paragraph-rsid="0047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4c4" officeooo:paragraph-rsid="00503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faff1" officeooo:paragraph-rsid="004faf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7" style:family="paragraph" style:parent-style-name="Heading_20_1">
      <style:text-properties officeooo:rsid="001deb6a" officeooo:paragraph-rsid="001deb6a"/>
    </style:style>
    <style:style style:name="P28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dcc" officeooo:paragraph-rsid="00522d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officeooo:paragraph-rsid="0021a516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52499221" text:style-name="Outline">
        <text:list-item>
          <text:h text:style-name="P28" text:outline-level="1">Link</text:h>
        </text:list-item>
        <text:list-item>
          <text:h text:style-name="P27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ema</text:p>
          </table:table-cell>
          <table:table-cell table:style-name="Table1.B1" office:value-type="string">
            <text:p text:style-name="P25">Link</text:p>
          </table:table-cell>
        </table:table-row>
        <table:table-row>
          <table:table-cell table:style-name="Table1.A2" office:value-type="string">
            <text:p text:style-name="P22">Animaciones</text:p>
          </table:table-cell>
          <table:table-cell table:style-name="Table1.B2" office:value-type="string">
            <text:p text:style-name="P2"><text:a xlink:type="simple" xlink:href="https://www.2dimensions.com/" text:style-name="Internet_20_link" text:visited-style-name="Visited_20_Internet_20_Link">https://www.2dimensions.com</text:a></text:p>
          </table:table-cell>
        </table:table-row>
        <table:table-row>
          <table:table-cell table:style-name="Table1.A2" office:value-type="string">
            <text:p text:style-name="P20">Aplicaciones gratis</text:p>
          </table:table-cell>
          <table:table-cell table:style-name="Table1.B2" office:value-type="string">
            <text:p text:style-name="P2"><text:a xlink:type="simple" xlink:href="https://www.lancetalent.com/blog/5-plataformas-crear-apps-gratis-ca/" text:style-name="Internet_20_link" text:visited-style-name="Visited_20_Internet_20_Link">https://www.lancetalent.com/blog/5-plataformas-crear-apps-gratis-ca/</text:a></text:p>
          </table:table-cell>
        </table:table-row>
        <table:table-row>
          <table:table-cell table:style-name="Table1.A2" office:value-type="string">
            <text:p text:style-name="P14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5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</table:table-cell>
        </table:table-row>
        <table:table-row>
          <table:table-cell table:style-name="Table1.A2" office:value-type="string">
            <text:p text:style-name="P13">Bloc</text:p>
          </table:table-cell>
          <table:table-cell table:style-name="Table1.B2" office:value-type="string">
            <text:p text:style-name="P4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9">aca voy</text:p>
            <text:p text:style-name="P4"><text:a xlink:type="simple" xlink:href="https://www.youtube.com/watch?v=HS2jsM-yzq4&amp;list=PLtp7ENz9bQMR9swg8mB3Pr4fqOI5RFxiU&amp;index=4" text:style-name="Internet_20_link" text:visited-style-name="Visited_20_Internet_20_Link">https://www.youtube.com/watch?v=HS2jsM-yzq4&amp;list=PLtp7ENz9bQMR9swg8mB3Pr4fqOI5RFxiU&amp;index=4</text:a></text:p>
            <text:p text:style-name="P4"/>
            <text:p text:style-name="P3"><text:span text:style-name="T5"><text:s/></text:span><text:a xlink:type="simple" xlink:href="https://medium.com/comunidad-flutter/implementa-arquitectura-a-tu-proyecto-flutter-usando-el-patrón-bloc-2cb031722166" text:style-name="Internet_20_link" text:visited-style-name="Visited_20_Internet_20_Link">https://medium.com/comunidad-flutter/implementa-arquitectura-a-tu-proyecto-flutter-usando-el-patr%C3%B3n-bloc-2cb031722166</text:a></text:p>
            <text:p text:style-name="P3"><text:a xlink:type="simple" xlink:href="https://medium.com/flutterpub/architect-your-flutter-project-using-bloc-pattern-part-2-d8dd1eca9ba5" text:style-name="Internet_20_link" text:visited-style-name="Visited_20_Internet_20_Link">https://medium.com/flutterpub/architect-your-flutter-project-using-bloc-pattern-part-2-d8dd1eca9ba5</text:a></text:p>
            <text:p text:style-name="P3"/>
            <text:p text:style-name="P3"><text:a xlink:type="simple" xlink:href="https://dev.to/pedromassango/flutter-bloc-a-better-way-to-handle-navigation-4fig" text:style-name="Internet_20_link" text:visited-style-name="Visited_20_Internet_20_Link">https://dev.to/pedromassango/flutter-bloc-a-better-way-to-handle-navigation-4fig</text:a></text:p>
          </table:table-cell>
        </table:table-row>
        <table:table-row>
          <table:table-cell table:style-name="Table1.A2" office:value-type="string">
            <text:p text:style-name="P24">Diseño</text:p>
          </table:table-cell>
          <table:table-cell table:style-name="Table1.B2" office:value-type="string">
            <text:p text:style-name="P12"><text:a xlink:type="simple" xlink:href="https://giphy.com/" text:style-name="Internet_20_link" text:visited-style-name="Visited_20_Internet_20_Link">https://giphy.com</text:a></text:p>
          </table:table-cell>
        </table:table-row>
        <table:table-row>
          <table:table-cell table:style-name="Table1.A2" office:value-type="string">
            <text:p text:style-name="P12">Flutter textos</text:p>
          </table:table-cell>
          <table:table-cell table:style-name="Table1.B2" office:value-type="string">
            <text:p text:style-name="P12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23">Gestion de proyectos</text:p>
          </table:table-cell>
          <table:table-cell table:style-name="Table1.B2" office:value-type="string">
            <text:p text:style-name="P6"><text:a xlink:type="simple" xlink:href="https://visuresolutions.es/" text:style-name="Internet_20_link" text:visited-style-name="Visited_20_Internet_20_Link">https://visuresolutions.es</text:a></text:p>
            <text:p text:style-name="P6"><text:a xlink:type="simple" xlink:href="https://gapp-unit.monday.com/" text:style-name="Internet_20_link" text:visited-style-name="Visited_20_Internet_20_Link">https://gapp-unit.monday.com/</text:a></text:p>
          </table:table-cell>
        </table:table-row>
        <table:table-row>
          <table:table-cell table:style-name="Table1.A2" office:value-type="string">
            <text:p text:style-name="P26">iconos</text:p>
          </table:table-cell>
          <table:table-cell table:style-name="Table1.B2" office:value-type="string">
            <text:p text:style-name="P6"><text:a xlink:type="simple" xlink:href="https://icon-icons.com/es/icono/guardar-como-save/37111" text:style-name="Internet_20_link" text:visited-style-name="Visited_20_Internet_20_Link">https://icon-icons.com/es/icono/guardar-como-save/37111</text:a></text:p>
          </table:table-cell>
        </table:table-row>
        <table:table-row>
          <table:table-cell table:style-name="Table1.A2" office:value-type="string">
            <text:p text:style-name="P16">Instalacion en mac<text:soft-page-break/></text:p>
          </table:table-cell>
          <table:table-cell table:style-name="Table1.B2" office:value-type="string">
            <text:p text:style-name="P6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</text:a><text:soft-page-break/><text:a xlink:type="simple" xlink:href="https://dazzet.co/instalar-flutter-en-mac-usando-casi-en-todo-el-proceso-la-terminal/" text:style-name="Internet_20_link" text:visited-style-name="Visited_20_Internet_20_Link">proceso-la-terminal/</text:a></text:p>
            <text:p text:style-name="P7">28 de abril 2019</text:p>
          </table:table-cell>
        </table:table-row>
        <table:table-row>
          <table:table-cell table:style-name="Table1.A2" office:value-type="string">
            <text:p text:style-name="P29">codemagic</text:p>
          </table:table-cell>
          <table:table-cell table:style-name="Table1.B2" office:value-type="string">
            <text:p text:style-name="P6"><text:a xlink:type="simple" xlink:href="https://blog.codemagic.io/practical-guide-flutter-firebase-codemagic/" text:style-name="Internet_20_link" text:visited-style-name="Visited_20_Internet_20_Link">https://blog.codemagic.io/practical-guide-flutter-firebase-codemagic/</text:a></text:p>
          </table:table-cell>
        </table:table-row>
        <table:table-row>
          <table:table-cell table:style-name="Table1.A2" office:value-type="string">
            <text:p text:style-name="P15">Mapas</text:p>
          </table:table-cell>
          <table:table-cell table:style-name="Table1.B2" office:value-type="string">
            <text:p text:style-name="P6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19">Reactive</text:p>
          </table:table-cell>
          <table:table-cell table:style-name="Table1.B2" office:value-type="string">
            <text:p text:style-name="P6"><text:a xlink:type="simple" xlink:href="https://gist.github.com/staltz/868e7e9bc2a7b8c1f754" text:style-name="Internet_20_link" text:visited-style-name="Visited_20_Internet_20_Link">https://gist.github.com/staltz/868e7e9bc2a7b8c1f754</text:a></text:p>
            <text:p text:style-name="P10">que es reactive</text:p>
          </table:table-cell>
        </table:table-row>
        <table:table-row>
          <table:table-cell table:style-name="Table1.A2" office:value-type="string">
            <text:p text:style-name="P21">Reconocimiento facial</text:p>
          </table:table-cell>
          <table:table-cell table:style-name="Table1.B2" office:value-type="string">
            <text:p text:style-name="P6"><text:a xlink:type="simple" xlink:href="https://medium.com/flutter-community/flutter-face-detection-ac18e3e2211f" text:style-name="Internet_20_link" text:visited-style-name="Visited_20_Internet_20_Link">https://medium.com/flutter-community/flutter-face-detection-ac18e3e2211f</text:a></text:p>
          </table:table-cell>
        </table:table-row>
        <table:table-row>
          <table:table-cell table:style-name="Table1.A15" office:value-type="string">
            <text:p text:style-name="P17">Redes proxy</text:p>
          </table:table-cell>
          <table:table-cell table:style-name="Table1.B15" office:value-type="string">
            <text:p text:style-name="P6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</text:a><text:a xlink:type="simple" xlink:href="https://medium.com/hoursofoperation/use-charles-proxy-to-debug-network-requests-in-flutter-apps-2f2083275cad" text:style-name="Internet_20_link" text:visited-style-name="Visited_20_Internet_20_Link">network-requests-in-flutter-apps-2f2083275cad</text:a></text:p>
            <text:p text:style-name="P8">30/8/2019</text:p>
          </table:table-cell>
        </table:table-row>
        <table:table-row>
          <table:table-cell table:style-name="Table1.A2" office:value-type="string">
            <text:p text:style-name="P17">Shared preferences</text:p>
          </table:table-cell>
          <table:table-cell table:style-name="Table1.B2" office:value-type="string">
            <text:p text:style-name="P6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objects-in-sharedpreferences-b7880d0ee2e4</text:a></text:p>
          </table:table-cell>
        </table:table-row>
        <table:table-row>
          <table:table-cell table:style-name="Table1.A2" office:value-type="string">
            <text:p text:style-name="P18">Yacc</text:p>
          </table:table-cell>
          <table:table-cell table:style-name="Table1.B2" office:value-type="string">
            <text:p text:style-name="P6"><text:a xlink:type="simple" xlink:href="https://github.com/thosakwe/dart_yacc" text:style-name="Internet_20_link" text:visited-style-name="Visited_20_Internet_20_Link">https://github.com/thosakwe/dart_yacc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5</meta:editing-cycles>
    <meta:creation-date>2019-09-07T21:21:03.876791480</meta:creation-date>
    <meta:editing-duration>PT6H38M34S</meta:editing-duration>
    <meta:generator>LibreOffice/6.2.7.1$MacOSX_X86_64 LibreOffice_project/23edc44b61b830b7d749943e020e96f5a7df63bf</meta:generator>
    <dc:date>2019-10-07T12:23:22.848198664</dc:date>
    <meta:document-statistic meta:table-count="1" meta:image-count="0" meta:object-count="0" meta:page-count="3" meta:paragraph-count="54" meta:word-count="77" meta:character-count="1870" meta:non-whitespace-character-count="18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